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500000265AE8F50F0.png"/>
  <manifest:file-entry manifest:media-type="image/png" manifest:full-path="Pictures/100002010000038900000182D036160A.png"/>
  <manifest:file-entry manifest:media-type="image/png" manifest:full-path="Pictures/100002010000037B0000018E7BA15525.png"/>
  <manifest:file-entry manifest:media-type="image/png" manifest:full-path="Pictures/10000201000003A9000001E37D639B34.png"/>
  <manifest:file-entry manifest:media-type="image/png" manifest:full-path="Pictures/10000201000003720000022CA76EBC87.png"/>
  <manifest:file-entry manifest:media-type="image/png" manifest:full-path="Pictures/10000201000003A00000026A85CFC0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.03cm" svg:y="1.095cm" svg:width="25.7cm" svg:height="13.245cm" draw:z-index="0"><draw:image xlink:href="Pictures/10000201000003A9000001E37D639B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2" text:anchor-type="paragraph" svg:width="24.894cm" svg:height="15.692cm" draw:z-index="1"><draw:image xlink:href="Pictures/10000201000003720000022CA76EBC87.png" xlink:type="simple" xlink:show="embed" xlink:actuate="onLoad"/></draw:frame><text:soft-page-break/></text:p>
      <text:p text:style-name="Standard"/>
      <text:p text:style-name="Standard"><draw:frame draw:style-name="fr1" draw:name="Графический объект3" text:anchor-type="paragraph" svg:x="0.079cm" svg:y="3.514cm" svg:width="25.543cm" svg:height="10.894cm" draw:z-index="2"><draw:image xlink:href="Pictures/100002010000038900000182D036160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4" text:anchor-type="paragraph" svg:x="0.277cm" svg:y="3.369cm" svg:width="25.148cm" svg:height="11.232cm" draw:z-index="3"><draw:image xlink:href="Pictures/100002010000037B0000018E7BA1552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5" text:anchor-type="paragraph" svg:x="1.515cm" svg:y="0.03cm" svg:width="22.269cm" svg:height="17.3cm" draw:z-index="4"><draw:image xlink:href="Pictures/100002010000031500000265AE8F50F0.png" xlink:type="simple" xlink:show="embed" xlink:actuate="onLoad"/></draw:frame><text:soft-page-break/></text:p>
      <text:p text:style-name="Standard"><draw:frame draw:style-name="fr1" draw:name="Графический объект6" text:anchor-type="paragraph" svg:x="0.189cm" svg:y="0.056cm" svg:width="25.7cm" svg:height="17.113cm" draw:z-index="5"><draw:image xlink:href="Pictures/10000201000003A00000026A85CFC0E6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2T14:31:57</meta:creation-date>
    <meta:document-statistic meta:table-count="0" meta:image-count="6" meta:object-count="0" meta:page-count="7" meta:paragraph-count="0" meta:word-count="0" meta:character-count="0"/>
    <dc:date>2010-05-12T14:37:02</dc:date>
    <meta:editing-duration>PT00H05M07S</meta:editing-duration>
    <meta:editing-cycles>1</meta:editing-cycles>
    <meta:generator>OpenOffice.org/3.2$Linux OpenOffice.org_project/320m12$Build-9483</meta:generator>
  </office:meta>
</office:document-meta>
</file>